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0.023cm" fo:min-width="5.196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pt" style:font-size-asian="7pt" style:font-size-complex="7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pt" style:font-size-asian="7pt" style:font-size-complex="7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pt" style:font-size-asian="7pt" style:font-size-complex="7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fo:color="#2a6099" loext:opacity="100%" loext:theme-color="dk1" style:text-outline="false" style:text-line-through-style="none" style:text-line-through-type="none" style:text-position="0% 100%" style:font-name="Calibri1" fo:font-size="5pt" fo:letter-spacing="normal" fo:language="en" fo:country="US" fo:font-style="italic" style:text-underline-style="none" fo:font-weight="normal" fo:background-color="transparent" style:font-size-asian="5pt" style:font-style-asian="italic" style:font-weight-asian="normal" style:font-size-complex="5pt" style:font-style-complex="italic" style:font-weight-complex="normal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7pt" fo:letter-spacing="normal" fo:language="en" fo:country="US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0" draw:style-name="gr1" draw:text-style-name="P1" xml:id="id7" draw:id="id7" draw:layer="layout" svg:width="0.67cm" svg:height="0.635cm" svg:x="13.938cm" svg:y="0.6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" draw:text-style-name="P1" draw:layer="layout" svg:width="0.404cm" svg:height="0.635cm" svg:x="20.106cm" svg:y="0.6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0.735cm" svg:height="0.953cm" svg:x="19.907cm" svg:y="0.771cm">
          <draw:text-box>
            <text:p text:style-name="P2"><text:span text:style-name="T1">J18</text:span></text:p>
          </draw:text-box>
        </draw:frame>
        <draw:custom-shape draw:name="Rectangle 32" draw:style-name="gr4" draw:text-style-name="P1" xml:id="id1" draw:id="id1" draw:layer="layout" svg:width="2.875cm" svg:height="1.445cm" svg:x="10.215cm" svg:y="0.34cm">
          <text:p text:style-name="P4"><text:span text:style-name="T2">iqstream_to_csts</text:span></text:p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10.215cm" svg:y1="1.062cm" svg:x2="9.79cm" svg:y2="1.062cm" draw:start-shape="id1" draw:start-glue-point="3" draw:end-shape="id2" draw:end-glue-point="1" svg:d="M10215 1062h-425" svg:viewBox="0 0 426 1">
          <text:p/>
        </draw:connector>
        <draw:custom-shape draw:name="Rectangle 33" draw:style-name="gr6" draw:text-style-name="P1" xml:id="id10" draw:id="id10" draw:layer="layout" svg:width="0.67cm" svg:height="0.635cm" svg:x="13.938cm" svg:y="3.34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1" draw:layer="layout" svg:width="0.404cm" svg:height="0.635cm" svg:x="20.106cm" svg:y="3.34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0.735cm" svg:height="0.953cm" svg:x="19.907cm" svg:y="3.462cm">
          <draw:text-box>
            <text:p text:style-name="P2"><text:span text:style-name="T1">J20</text:span></text:p>
          </draw:text-box>
        </draw:frame>
        <draw:custom-shape draw:name="Rectangle 35" draw:style-name="gr9" draw:text-style-name="P1" xml:id="id4" draw:id="id4" draw:layer="layout" svg:width="0.67cm" svg:height="0.635cm" svg:x="13.938cm" svg:y="5.6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0" draw:text-style-name="P1" draw:layer="layout" svg:width="0.404cm" svg:height="0.635cm" svg:x="20.106cm" svg:y="5.6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3" draw:layer="layout" svg:width="0.735cm" svg:height="0.953cm" svg:x="19.907cm" svg:y="5.753cm">
          <draw:text-box>
            <text:p text:style-name="P2"><text:span text:style-name="T1">J3</text:span></text:p>
          </draw:text-box>
        </draw:frame>
        <draw:custom-shape draw:name="Rectangle 37" draw:style-name="gr12" draw:text-style-name="P1" xml:id="id6" draw:id="id6" draw:layer="layout" svg:width="0.67cm" svg:height="0.635cm" svg:x="13.938cm" svg:y="7.9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3" draw:text-style-name="P1" draw:layer="layout" svg:width="0.404cm" svg:height="0.635cm" svg:x="20.106cm" svg:y="7.9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" draw:layer="layout" svg:width="0.735cm" svg:height="0.953cm" svg:x="19.907cm" svg:y="8.053cm">
          <draw:text-box>
            <text:p text:style-name="P2"><text:span text:style-name="T1">J13</text:span></text:p>
          </draw:text-box>
        </draw:frame>
        <draw:custom-shape draw:name="Rectangle 39" draw:style-name="gr15" draw:text-style-name="P1" draw:layer="layout" svg:width="5.695cm" svg:height="10.272cm" svg:x="14.411cm" svg:y="0.253cm">
          <text:p text:style-name="P4"><text:span text:style-name="T2">drc</text:span></text:p>
          <text:p text:style-name="P5"><text:span text:style-name="T1">configurations[0].description=first</text:span></text:p>
          <text:p text:style-name="P5"><text:span text:style-name="T1">configurations[0].channels[0].rx=true</text:span></text:p>
          <text:p text:style-name="P5"><text:span text:style-name="T1">configurations[0].channels[0].tuning_freq_MHz=390.95</text:span></text:p>
          <text:p text:style-name="P5"><text:span text:style-name="T1">configurations[0].channels[0].bandwidth_3dB_MHz=90</text:span></text:p>
          <text:p text:style-name="P5"><text:span text:style-name="T1">configurations[0].channels[0].sampling_rate_Msps=90</text:span></text:p>
          <text:p text:style-name="P5"><text:span text:style-name="T1">configurations[0].channels[0].samples_are_complex=true</text:span></text:p>
          <text:p text:style-name="P5"><text:span text:style-name="T1">configurations[0].channels[0].gain_mode=manual</text:span></text:p>
          <text:p text:style-name="P5"><text:span text:style-name="T1">configurations[0].channels[0].gain_dB=0</text:span></text:p>
          <text:p text:style-name="P5"><text:span text:style-name="T1">configurations[0].channels[0].tolerance_tuning_freq_MHz=0.01</text:span></text:p>
          <text:p text:style-name="P5"><text:span text:style-name="T1">configurations[0].channels[0].tolerance_sampling_rate_Msps=0.01</text:span></text:p>
          <text:p text:style-name="P5"><text:span text:style-name="T1">configurations[0].channels[0].tolerance_gain_dB=1</text:span></text:p>
          <text:p text:style-name="P5"><text:span text:style-name="T1">configurations[0].channels[0].rf_port_name=J20</text:span></text:p>
          <text:p text:style-name="P5"><text:span text:style-name="T1">configurations[0].channels[1].rx=true</text:span></text:p>
          <text:p text:style-name="P5"><text:span text:style-name="T1">configurations[0].channels[1].tuning_freq_MHz=390.95</text:span></text:p>
          <text:p text:style-name="P5"><text:span text:style-name="T1">configurations[0].channels[1].bandwidth_3dB_MHz=90</text:span></text:p>
          <text:p text:style-name="P5"><text:span text:style-name="T1">configurations[0].channels[1].sampling_rate_Msps=90</text:span></text:p>
          <text:p text:style-name="P5"><text:span text:style-name="T1">configurations[0].channels[1].samples_are_complex=true</text:span></text:p>
          <text:p text:style-name="P5"><text:span text:style-name="T1">configurations[0].channels[1].gain_mode=manual</text:span></text:p>
          <text:p text:style-name="P5"><text:span text:style-name="T1">configurations[0].channels[1].gain_dB=0</text:span></text:p>
          <text:p text:style-name="P5"><text:span text:style-name="T1">configurations[0].channels[1].tolerance_tuning_freq_MHz=0.01</text:span></text:p>
          <text:p text:style-name="P5"><text:span text:style-name="T1">configurations[0].channels[1].tolerance_sampling_rate_Msps=0.01</text:span></text:p>
          <text:p text:style-name="P5"><text:span text:style-name="T1">configurations[0].channels[1].tolerance_gain_dB=1</text:span></text:p>
          <text:p text:style-name="P5"><text:span text:style-name="T1">configurations[0].channels[1].rf_port_name=J20</text:span></text:p>
          <text:p text:style-name="P5"><text:span text:style-name="T1">configurations[0].channels[2].rx=false</text:span></text:p>
          <text:p text:style-name="P5"><text:span text:style-name="T1">configurations[0].channels[2].tuning_freq_MHz=390.95</text:span></text:p>
          <text:p text:style-name="P5"><text:span text:style-name="T1">configurations[0].channels[2].bandwidth_3dB_MHz=90</text:span></text:p>
          <text:p text:style-name="P5"><text:span text:style-name="T1">configurations[0].channels[2].sampling_rate_Msps=90</text:span></text:p>
          <text:p text:style-name="P5"><text:span text:style-name="T1">configurations[0].channels[2].samples_are_complex=true</text:span></text:p>
          <text:p text:style-name="P5"><text:span text:style-name="T1">configurations[0].channels[2].gain_mode=manual</text:span></text:p>
          <text:p text:style-name="P5"><text:span text:style-name="T1">configurations[0].channels[2].gain_dB=0</text:span></text:p>
          <text:p text:style-name="P5"><text:span text:style-name="T1">configurations[0].channels[2].tolerance_tuning_freq_MHz=0.01</text:span></text:p>
          <text:p text:style-name="P5"><text:span text:style-name="T1">configurations[0].channels[2].tolerance_sampling_rate_Msps=0.01</text:span></text:p>
          <text:p text:style-name="P5"><text:span text:style-name="T1">configurations[0].channels[2].tolerance_gain_dB=1</text:span></text:p>
          <text:p text:style-name="P5"><text:span text:style-name="T1">configurations[0].channels[2].rf_port_name=J3</text:span></text:p>
          <text:p text:style-name="P5"><text:span text:style-name="T1">configurations[0].channels[3].rx=false</text:span></text:p>
          <text:p text:style-name="P5"><text:span text:style-name="T1">configurations[0].channels[3].tuning_freq_MHz=390.95</text:span></text:p>
          <text:p text:style-name="P5"><text:span text:style-name="T1">configurations[0].channels[3].bandwidth_3dB_MHz=90</text:span></text:p>
          <text:p text:style-name="P5"><text:span text:style-name="T1">configurations[0].channels[3].sampling_rate_Msps=90</text:span></text:p>
          <text:p text:style-name="P5"><text:span text:style-name="T1">configurations[0].channels[3].samples_are_complex=true</text:span></text:p>
          <text:p text:style-name="P5"><text:span text:style-name="T1">configurations[0].channels[3].gain_mode=manual</text:span></text:p>
          <text:p text:style-name="P5"><text:span text:style-name="T1">configurations[0].channels[3].gain_dB=0</text:span></text:p>
          <text:p text:style-name="P5"><text:span text:style-name="T1">configurations[0].channels[3].tolerance_tuning_freq_MHz=0.01</text:span></text:p>
          <text:p text:style-name="P5"><text:span text:style-name="T1">configurations[0].channels[3].tolerance_sampling_rate_Msps=0.01</text:span></text:p>
          <text:p text:style-name="P5"><text:span text:style-name="T1">configurations[0].channels[3].tolerance_gain_dB=1</text:span></text:p>
          <text:p text:style-name="P5"><text:span text:style-name="T1">configurations[0].channels[3].rf_port_name=J13</text:span></text:p>
          <text:p text:style-name="P5"><text:span text:style-name="T1">star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6" draw:text-style-name="P1" xml:id="id3" draw:id="id3" draw:layer="layout" svg:width="2.875cm" svg:height="1.445cm" svg:x="10.225cm" svg:y="5.28cm">
          <text:p text:style-name="P4"><text:span text:style-name="T2">csts_to_iq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13.1cm" svg:y1="6.002cm" svg:x2="13.938cm" svg:y2="5.952cm" draw:start-shape="id3" draw:start-glue-point="1" draw:end-shape="id4" draw:end-glue-point="3" svg:d="M13100 6002h419v-50h419" svg:viewBox="0 0 839 51">
          <text:p/>
        </draw:connector>
        <draw:custom-shape draw:name="Rectangle 41" draw:style-name="gr17" draw:text-style-name="P1" xml:id="id5" draw:id="id5" draw:layer="layout" svg:width="2.875cm" svg:height="1.445cm" svg:x="10.212cm" svg:y="7.645cm">
          <text:p text:style-name="P4"><text:span text:style-name="T2">csts_to_iq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13.087cm" svg:y1="8.367cm" svg:x2="13.938cm" svg:y2="8.252cm" draw:start-shape="id5" draw:start-glue-point="1" draw:end-shape="id6" draw:end-glue-point="3" svg:d="M13087 8367h425v-115h426" svg:viewBox="0 0 852 116">
          <text:p/>
        </draw:connector>
        <draw:custom-shape draw:name="Rectangle 42" draw:style-name="gr18" draw:text-style-name="P1" xml:id="id8" draw:id="id8" draw:layer="layout" svg:width="2.875cm" svg:height="1.445cm" svg:x="10.206cm" svg:y="3.04cm">
          <text:p text:style-name="P4"><text:span text:style-name="T2">iqstream_to_csts</text:span></text:p>
          <text:p text:style-name="P5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13.938cm" svg:y1="0.97cm" svg:x2="13.09cm" svg:y2="1.062cm" draw:start-shape="id7" draw:start-glue-point="3" draw:end-shape="id1" draw:end-glue-point="1" svg:d="M13938 970h-424v92h-424" svg:viewBox="0 0 849 93">
          <text:p/>
        </draw:connector>
        <draw:frame draw:style-name="gr19" draw:text-style-name="P7" draw:layer="layout" svg:width="2.223cm" svg:height="0.953cm" svg:x="13.809cm" svg:y="5.755cm">
          <draw:text-box>
            <text:p text:style-name="P2"><text:span text:style-name="T1">tx[0]</text:span></text:p>
          </draw:text-box>
        </draw:frame>
        <draw:frame draw:style-name="gr19" draw:text-style-name="P7" draw:layer="layout" svg:width="2.223cm" svg:height="0.953cm" svg:x="13.809cm" svg:y="8.055cm">
          <draw:text-box>
            <text:p text:style-name="P2"><text:span text:style-name="T1">tx[1]</text:span></text:p>
          </draw:text-box>
        </draw:frame>
        <draw:custom-shape draw:name="Rectangle 43" draw:style-name="gr20" draw:text-style-name="P1" xml:id="id2" draw:id="id2" draw:layer="layout" svg:width="2.875cm" svg:height="1.445cm" svg:x="6.915cm" svg:y="0.34cm">
          <text:p text:style-name="P4"><text:span text:style-name="T2">cic_decimator_xs_htg</text:span></text:p>
          <text:p text:style-name="P5"><text:span text:style-name="T1">cic_diff_delay=1</text:span></text:p>
          <text:p text:style-name="P5"><text:span text:style-name="T1">cic_reg_size=50</text:span></text:p>
          <text:p text:style-name="P5"><text:span text:style-name="T1">down_sample_factor=1000</text:span></text:p>
          <text:p text:style-name="P5"><text:span text:style-name="T1">scale_output=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1" draw:text-style-name="P1" xml:id="id9" draw:id="id9" draw:layer="layout" svg:width="2.875cm" svg:height="1.445cm" svg:x="6.906cm" svg:y="3.04cm">
          <text:p text:style-name="P4"><text:span text:style-name="T2">cic_decimator_xs_htg</text:span></text:p>
          <text:p text:style-name="P5"><text:span text:style-name="T1">cic_diff_delay=1</text:span></text:p>
          <text:p text:style-name="P5"><text:span text:style-name="T1">cic_reg_size=50</text:span></text:p>
          <text:p text:style-name="P5"><text:span text:style-name="T1">down_sample_factor=1000</text:span></text:p>
          <text:p text:style-name="P5"><text:span text:style-name="T1">scale_output=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10.206cm" svg:y1="3.762cm" svg:x2="9.781cm" svg:y2="3.762cm" draw:start-shape="id8" draw:start-glue-point="3" draw:end-shape="id9" draw:end-glue-point="1" svg:d="M10206 3762h-425" svg:viewBox="0 0 426 1">
          <text:p/>
        </draw:connector>
        <draw:frame draw:style-name="gr19" draw:text-style-name="P7" draw:layer="layout" svg:width="2.223cm" svg:height="0.953cm" svg:x="13.809cm" svg:y="0.773cm">
          <draw:text-box>
            <text:p text:style-name="P2"><text:span text:style-name="T1">rx[0]</text:span></text:p>
          </draw:text-box>
        </draw:frame>
        <draw:connector draw:style-name="gr5" draw:text-style-name="P6" draw:layer="layout" svg:x1="13.938cm" svg:y1="3.661cm" svg:x2="13.081cm" svg:y2="3.762cm" draw:start-shape="id10" draw:start-glue-point="3" draw:end-shape="id8" draw:end-glue-point="1" svg:d="M13938 3661h-429v101h-428" svg:viewBox="0 0 858 102">
          <text:p/>
        </draw:connector>
        <draw:frame draw:style-name="gr19" draw:text-style-name="P7" draw:layer="layout" svg:width="2.223cm" svg:height="0.953cm" svg:x="13.81cm" svg:y="3.465cm">
          <draw:text-box>
            <text:p text:style-name="P2"><text:span text:style-name="T1">rx[1]</text:span></text:p>
          </draw:text-box>
        </draw:frame>
        <draw:custom-shape draw:name="Rectangle 20" draw:style-name="gr22" draw:text-style-name="P1" xml:id="id11" draw:id="id11" draw:layer="layout" svg:width="2.875cm" svg:height="1.445cm" svg:x="6.925cm" svg:y="5.28cm">
          <text:p text:style-name="P4"><text:span text:style-name="T2">cic_interpolator_xs</text:span></text:p>
          <text:p text:style-name="P5"><text:span text:style-name="T1">up_sample_factor=1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9.8cm" svg:y1="6.002cm" svg:x2="10.225cm" svg:y2="6.002cm" draw:start-shape="id11" draw:start-glue-point="1" draw:end-shape="id3" draw:end-glue-point="3" svg:d="M9800 6002h425" svg:viewBox="0 0 426 1">
          <text:p/>
        </draw:connector>
        <draw:custom-shape draw:name="Rectangle 21" draw:style-name="gr23" draw:text-style-name="P1" xml:id="id12" draw:id="id12" draw:layer="layout" svg:width="2.875cm" svg:height="1.445cm" svg:x="6.912cm" svg:y="7.645cm">
          <text:p text:style-name="P4"><text:span text:style-name="T2">cic_interpolator_xs</text:span></text:p>
          <text:p text:style-name="P5"><text:span text:style-name="T1">up_sample_factor=1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9.787cm" svg:y1="8.367cm" svg:x2="10.212cm" svg:y2="8.367cm" draw:start-shape="id12" draw:start-glue-point="1" draw:end-shape="id5" draw:end-glue-point="3" svg:d="M9787 8367h425" svg:viewBox="0 0 426 1">
          <text:p/>
        </draw:connector>
        <draw:custom-shape draw:name="Rectangle 22" draw:style-name="gr24" draw:text-style-name="P1" xml:id="id14" draw:id="id14" draw:layer="layout" svg:width="2.875cm" svg:height="1.445cm" svg:x="3.612cm" svg:y="7.645cm">
          <text:p text:style-name="P4"><text:span text:style-name="T2">iqstream_to_c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1" xml:id="id13" draw:id="id13" draw:layer="layout" svg:width="2.875cm" svg:height="1.445cm" svg:x="3.625cm" svg:y="5.28cm">
          <text:p text:style-name="P4"><text:span text:style-name="T2">iqstream_to_c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6.5cm" svg:y1="6.002cm" svg:x2="6.925cm" svg:y2="6.002cm" draw:start-shape="id13" draw:start-glue-point="1" draw:end-shape="id11" draw:end-glue-point="3" svg:d="M6500 6002h425" svg:viewBox="0 0 426 1">
          <text:p/>
        </draw:connector>
        <draw:connector draw:style-name="gr5" draw:text-style-name="P6" draw:layer="layout" svg:x1="6.487cm" svg:y1="8.367cm" svg:x2="6.912cm" svg:y2="8.367cm" draw:start-shape="id14" draw:start-glue-point="1" draw:end-shape="id12" draw:end-glue-point="3" svg:d="M6487 8367h425" svg:viewBox="0 0 426 1">
          <text:p/>
        </draw:connector>
        <draw:custom-shape draw:name="Rectangle 24" draw:style-name="gr26" draw:text-style-name="P1" xml:id="id16" draw:id="id16" draw:layer="layout" svg:width="2.875cm" svg:height="1.445cm" svg:x="0.311cm" svg:y="7.644cm">
          <text:p text:style-name="P4"><text:span text:style-name="T2">fs_div_4_generator</text:span></text:p>
          <text:p text:style-name="P5"><text:span text:style-name="T1">freq_is_positive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" draw:text-style-name="P1" xml:id="id15" draw:id="id15" draw:layer="layout" svg:width="2.875cm" svg:height="1.445cm" svg:x="0.324cm" svg:y="5.279cm">
          <text:p text:style-name="P4"><text:span text:style-name="T2">fs_div_4_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3.199cm" svg:y1="6.001cm" svg:x2="3.625cm" svg:y2="6.002cm" draw:start-shape="id15" draw:start-glue-point="1" draw:end-shape="id13" draw:end-glue-point="3" svg:d="M3199 6001h212v1h214" svg:viewBox="0 0 427 2">
          <text:p/>
        </draw:connector>
        <draw:connector draw:style-name="gr5" draw:text-style-name="P6" draw:layer="layout" svg:x1="3.186cm" svg:y1="8.366cm" svg:x2="3.612cm" svg:y2="8.367cm" draw:start-shape="id16" draw:start-glue-point="1" draw:end-shape="id14" draw:end-glue-point="3" svg:d="M3186 8366h212v1h214" svg:viewBox="0 0 427 2">
          <text:p/>
        </draw:connector>
        <draw:custom-shape draw:name="Rectangle 26" draw:style-name="gr28" draw:text-style-name="P1" xml:id="id19" draw:id="id19" draw:layer="layout" svg:width="2.875cm" svg:height="1.445cm" svg:x="3.614cm" svg:y="0.34cm">
          <text:p text:style-name="P4"><text:span text:style-name="T2">fifo</text:span></text:p>
          <text:p text:style-name="P5"><text:span text:style-name="T1">oneshot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9" draw:text-style-name="P1" xml:id="id17" draw:id="id17" draw:layer="layout" svg:width="2.875cm" svg:height="1.445cm" svg:x="3.605cm" svg:y="3.04cm">
          <text:p text:style-name="P4"><text:span text:style-name="T2">fifo</text:span></text:p>
          <text:p text:style-name="P5"><text:span text:style-name="T1">oneshot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1" xml:id="id20" draw:id="id20" draw:layer="layout" svg:width="2.875cm" svg:height="1.445cm" svg:x="0.313cm" svg:y="0.34cm">
          <text:p text:style-name="P4"><text:span text:style-name="T2">file_write</text:span></text:p>
          <text:p text:style-name="P5"><text:span text:style-name="T1">filename=j18_rx.b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1" draw:text-style-name="P1" xml:id="id18" draw:id="id18" draw:layer="layout" svg:width="2.875cm" svg:height="1.445cm" svg:x="0.304cm" svg:y="3.04cm">
          <text:p text:style-name="P4"><text:span text:style-name="T2">file_write</text:span></text:p>
          <text:p text:style-name="P5"><text:span text:style-name="T1">filename=j20_rx.b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6" draw:layer="layout" svg:x1="6.906cm" svg:y1="3.762cm" svg:x2="6.48cm" svg:y2="3.762cm" draw:start-shape="id9" draw:start-glue-point="3" draw:end-shape="id17" draw:end-glue-point="1" svg:d="M6906 3762h-426" svg:viewBox="0 0 427 1">
          <text:p/>
        </draw:connector>
        <draw:connector draw:style-name="gr5" draw:text-style-name="P6" draw:layer="layout" svg:x1="3.605cm" svg:y1="3.762cm" svg:x2="3.179cm" svg:y2="3.762cm" draw:start-shape="id17" draw:start-glue-point="3" draw:end-shape="id18" draw:end-glue-point="1" svg:d="M3605 3762h-426" svg:viewBox="0 0 427 1">
          <text:p/>
        </draw:connector>
        <draw:connector draw:style-name="gr5" draw:text-style-name="P6" draw:layer="layout" svg:x1="3.614cm" svg:y1="1.062cm" svg:x2="3.188cm" svg:y2="1.062cm" draw:start-shape="id19" draw:start-glue-point="3" draw:end-shape="id20" draw:end-glue-point="1" svg:d="M3614 1062h-426" svg:viewBox="0 0 427 1">
          <text:p/>
        </draw:connector>
        <draw:connector draw:style-name="gr5" draw:text-style-name="P6" draw:layer="layout" svg:x1="6.915cm" svg:y1="1.062cm" svg:x2="6.489cm" svg:y2="1.062cm" draw:start-shape="id2" draw:start-glue-point="3" draw:end-shape="id19" draw:end-glue-point="1" svg:d="M6915 1062h-426" svg:viewBox="0 0 427 1">
          <text:p/>
        </draw:connector>
        <draw:frame draw:style-name="gr32" draw:text-style-name="P3" draw:layer="layout" svg:width="1.685cm" svg:height="0.953cm" svg:x="12.947cm" svg:y="1.717cm">
          <draw:text-box>
            <text:p text:style-name="P2"><text:span text:style-name="T1">90 Msps</text:span></text:p>
          </draw:text-box>
        </draw:frame>
        <draw:frame draw:style-name="gr33" draw:text-style-name="P3" draw:layer="layout" svg:width="1.685cm" svg:height="0.953cm" svg:x="6.148cm" svg:y="1.718cm">
          <draw:text-box>
            <text:p text:style-name="P2"><text:span text:style-name="T1">90 ksps</text:span></text:p>
          </draw:text-box>
        </draw:frame>
        <draw:frame draw:style-name="gr34" draw:text-style-name="P3" draw:layer="layout" svg:width="1.685cm" svg:height="0.953cm" svg:x="12.947cm" svg:y="4.417cm">
          <draw:text-box>
            <text:p text:style-name="P2"><text:span text:style-name="T1">90 Msps</text:span></text:p>
          </draw:text-box>
        </draw:frame>
        <draw:frame draw:style-name="gr35" draw:text-style-name="P3" draw:layer="layout" svg:width="1.685cm" svg:height="0.953cm" svg:x="6.148cm" svg:y="4.418cm">
          <draw:text-box>
            <text:p text:style-name="P2"><text:span text:style-name="T1">90 ksps</text:span></text:p>
          </draw:text-box>
        </draw:frame>
        <draw:frame draw:style-name="gr36" draw:text-style-name="P3" draw:layer="layout" svg:width="1.685cm" svg:height="0.953cm" svg:x="9.547cm" svg:y="6.717cm">
          <draw:text-box>
            <text:p text:style-name="P2"><text:span text:style-name="T1">90 Msps</text:span></text:p>
          </draw:text-box>
        </draw:frame>
        <draw:frame draw:style-name="gr37" draw:text-style-name="P3" draw:layer="layout" svg:width="1.685cm" svg:height="0.953cm" svg:x="2.848cm" svg:y="6.718cm">
          <draw:text-box>
            <text:p text:style-name="P2"><text:span text:style-name="T1">90 ksps</text:span></text:p>
          </draw:text-box>
        </draw:frame>
        <draw:frame draw:style-name="gr38" draw:text-style-name="P3" draw:layer="layout" svg:width="1.685cm" svg:height="0.953cm" svg:x="9.547cm" svg:y="9.117cm">
          <draw:text-box>
            <text:p text:style-name="P2"><text:span text:style-name="T1">90 Msps</text:span></text:p>
          </draw:text-box>
        </draw:frame>
        <draw:frame draw:style-name="gr39" draw:text-style-name="P3" draw:layer="layout" svg:width="1.685cm" svg:height="0.953cm" svg:x="2.848cm" svg:y="9.118cm">
          <draw:text-box>
            <text:p text:style-name="P2"><text:span text:style-name="T1">90 ks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828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5:26:21.536000000</meta:creation-date>
    <dc:date>2023-06-14T10:36:04.772000000</dc:date>
    <meta:editing-duration>PT41M49S</meta:editing-duration>
    <meta:editing-cycles>3</meta:editing-cycles>
    <meta:generator>LibreOffice/7.5.0.3$Windows_X86_64 LibreOffice_project/c21113d003cd3efa8c53188764377a8272d9d6de</meta:generator>
    <meta:document-statistic meta:object-count="57"/>
  </office:meta>
</office:document-meta>
</file>